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C700000E5F0328BED3CF537B17.jpg" manifest:media-type="image/jpeg"/>
  <manifest:file-entry manifest:full-path="Pictures/1000000100000640000004C466A4A7B45B37CE0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0.544cm" fo:min-width="0.342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053cm" svg:stroke-color="#8d281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ff7b5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881cm"/>
      <style:paragraph-properties style:writing-mode="lr-tb"/>
    </style:style>
    <style:style style:name="gr8" style:family="graphic" style:parent-style-name="standard">
      <style:graphic-properties svg:stroke-color="#000000" draw:fill-color="#ff7b59" draw:textarea-horizontal-align="justify" draw:textarea-vertical-align="middle" draw:auto-grow-height="false" fo:min-height="0.31cm" fo:min-width="0.281cm"/>
    </style:style>
    <style:style style:name="gr9" style:family="graphic" style:parent-style-name="standard">
      <style:graphic-properties draw:stroke="none" svg:stroke-color="#000000" draw:fill="none" draw:fill-color="#ffffff" fo:min-height="0.56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22cm" fo:min-width="2.163cm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fo:min-height="1.13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44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83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9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Liberation Serif" fo:font-size="14pt" style:font-size-asian="14pt" style:font-size-complex="14pt"/>
    </style:style>
    <style:style style:name="P5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P6" style:family="paragraph">
      <loext:graphic-properties draw:fill-color="#ff7b59"/>
      <style:paragraph-properties fo:text-align="center"/>
    </style:style>
    <style:style style:name="P7" style:family="paragraph">
      <style:text-properties style:font-name="Liberation Serif"/>
    </style:style>
    <style:style style:name="P8" style:family="paragraph">
      <loext:graphic-properties draw:fill="none" draw:fill-color="#ffffff"/>
      <style:text-properties style:font-name="Liberation Serif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text-position="-8% 58%" style:font-name="Liberation Serif" fo:font-size="14pt" style:font-size-asian="14pt" style:font-size-complex="14pt"/>
    </style:style>
    <style:style style:name="T3" style:family="text">
      <style:text-properties style:text-position="0% 100%" style:font-name="Liberation Serif" fo:font-size="14pt" style:font-size-asian="14pt" style:font-size-complex="14pt"/>
    </style:style>
    <style:style style:name="T4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52cm" svg:height="4.901cm" svg:x="5.506cm" svg:y="6.385cm">
          <draw:image xlink:href="Pictures/10000000000007C700000E5F0328BED3CF537B17.jpg" xlink:type="simple" xlink:show="embed" xlink:actuate="onLoad" draw:mime-type="image/jpeg">
            <text:p/>
          </draw:image>
        </draw:frame>
        <draw:custom-shape draw:style-name="gr2" draw:text-style-name="P2" draw:layer="layout" svg:width="1.684cm" svg:height="2.381cm" draw:transform="rotate (-3.14159265358979) translate (13.951cm 2.88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3.107cm" svg:y1="3.287cm" svg:x2="13.109cm" svg:y2="0.505cm">
          <text:p/>
        </draw:line>
        <draw:line draw:style-name="gr4" draw:text-style-name="P3" draw:layer="layout" svg:x1="13.132cm" svg:y1="3.246cm" svg:x2="3.419cm" svg:y2="3.246cm">
          <text:p/>
        </draw:line>
        <draw:line draw:style-name="gr4" draw:text-style-name="P3" draw:layer="layout" svg:x1="6.013cm" svg:y1="6.492cm" svg:x2="6.013cm" svg:y2="4.264cm">
          <text:p/>
        </draw:line>
        <draw:frame draw:style-name="gr1" draw:text-style-name="P1" draw:layer="layout" svg:width="2.652cm" svg:height="4.901cm" svg:x="0.4cm" svg:y="6.386cm">
          <draw:image xlink:href="Pictures/10000000000007C700000E5F0328BED3CF537B17.jpg" xlink:type="simple" xlink:show="embed" xlink:actuate="onLoad" draw:mime-type="image/jpeg">
            <text:p/>
          </draw:image>
        </draw:frame>
        <draw:line draw:style-name="gr5" draw:text-style-name="P3" draw:layer="layout" svg:x1="7.952cm" svg:y1="9.231cm" svg:x2="2.847cm" svg:y2="9.231cm">
          <text:p/>
        </draw:line>
        <draw:polyline draw:style-name="gr6" draw:text-style-name="P3" draw:layer="layout" svg:width="5.108cm" svg:height="0.114cm" svg:x="0.611cm" svg:y="8.304cm" svg:viewBox="0 0 5109 115" draw:points="0,115 3704,115 3704,0 5109,0">
          <text:p/>
        </draw:polyline>
        <draw:frame draw:style-name="gr7" draw:text-style-name="P5" draw:layer="layout" svg:width="1.866cm" svg:height="1.131cm" svg:x="3.697cm" svg:y="9.136cm">
          <draw:text-box>
            <text:p text:style-name="P4"><text:span text:style-name="T1">GND</text:span></text:p>
          </draw:text-box>
        </draw:frame>
        <draw:custom-shape draw:style-name="gr8" draw:text-style-name="P6" draw:layer="layout" svg:width="0.781cm" svg:height="0.56cm" svg:x="1.064cm" svg:y="8.457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031cm" svg:height="0.815cm" svg:x="0.97cm" svg:y="8.295cm">
          <draw:text-box>
            <text:p text:style-name="P4"><text:span text:style-name="T1">T</text:span><text:span text:style-name="T2">X</text:span></text:p>
          </draw:text-box>
        </draw:frame>
        <draw:custom-shape draw:style-name="gr8" draw:text-style-name="P6" draw:layer="layout" svg:width="0.781cm" svg:height="0.56cm" svg:x="4.808cm" svg:y="8.396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.187cm" svg:height="1.361cm" svg:x="4.716cm" svg:y="8.269cm">
          <draw:text-box>
            <text:p text:style-name="P4"><text:span text:style-name="T3">R</text:span><text:span text:style-name="T2">X</text:span></text:p>
          </draw:text-box>
        </draw:frame>
        <draw:line draw:style-name="gr4" draw:text-style-name="P3" draw:layer="layout" svg:x1="0.887cm" svg:y1="6.493cm" svg:x2="0.887cm" svg:y2="4.272cm">
          <text:p/>
        </draw:line>
        <draw:custom-shape draw:style-name="gr11" draw:text-style-name="P3" draw:layer="layout" svg:width="2.663cm" svg:height="1.372cm" svg:x="2.138cm" svg:y="3.607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0.881cm" svg:y1="4.318cm" svg:x2="6.008cm" svg:y2="4.318cm">
          <text:p/>
        </draw:line>
        <draw:line draw:style-name="gr12" draw:text-style-name="P3" draw:layer="layout" svg:x1="3.472cm" svg:y1="4.309cm" svg:x2="3.472cm" svg:y2="3.244cm">
          <text:p/>
        </draw:line>
        <draw:frame draw:style-name="gr13" draw:text-style-name="P5" draw:layer="layout" svg:width="2.972cm" svg:height="1.384cm" svg:x="2.354cm" svg:y="4.26cm">
          <draw:text-box>
            <text:p text:style-name="P4"><text:span text:style-name="T1">Diplexor</text:span></text:p>
          </draw:text-box>
        </draw:frame>
        <draw:frame draw:style-name="gr1" draw:text-style-name="P1" draw:layer="layout" svg:width="5.031cm" svg:height="3.836cm" svg:x="8.633cm" svg:y="4.266cm">
          <draw:image xlink:href="Pictures/1000000100000640000004C466A4A7B45B37CE0F.png" xlink:type="simple" xlink:show="embed" xlink:actuate="onLoad" draw:mime-type="image/png">
            <text:p/>
          </draw:image>
        </draw:frame>
        <draw:line draw:style-name="gr12" draw:text-style-name="P3" draw:layer="layout" svg:x1="0.914cm" svg:y1="10.97cm" svg:x2="0.914cm" svg:y2="11.489cm">
          <text:p/>
        </draw:line>
        <draw:line draw:style-name="gr12" draw:text-style-name="P3" draw:layer="layout" svg:x1="6.009cm" svg:y1="10.971cm" svg:x2="6.009cm" svg:y2="11.49cm">
          <text:p/>
        </draw:line>
        <draw:line draw:style-name="gr12" draw:text-style-name="P3" draw:layer="layout" svg:x1="0.861cm" svg:y1="11.457cm" svg:x2="8.973cm" svg:y2="11.457cm">
          <text:p/>
        </draw:line>
        <draw:line draw:style-name="gr12" draw:text-style-name="P3" draw:layer="layout" svg:x1="8.867cm" svg:y1="7.808cm" svg:x2="8.867cm" svg:y2="11.506cm">
          <text:p/>
        </draw:line>
        <draw:line draw:style-name="gr12" draw:text-style-name="P3" draw:layer="layout" svg:x1="5.995cm" svg:y1="11.363cm" svg:x2="8.959cm" svg:y2="11.363cm">
          <text:p/>
        </draw:line>
        <draw:line draw:style-name="gr12" draw:text-style-name="P3" draw:layer="layout" svg:x1="8.922cm" svg:y1="7.813cm" svg:x2="8.922cm" svg:y2="11.511cm">
          <text:p/>
        </draw:line>
        <draw:frame draw:style-name="gr14" draw:text-style-name="P8" draw:layer="layout" svg:width="3.201cm" svg:height="1.694cm" svg:x="10.364cm" svg:y="4.857cm">
          <draw:text-box>
            <text:p text:style-name="P7"><text:span text:style-name="T4">u-center</text:span></text:p>
          </draw:text-box>
        </draw:frame>
        <draw:frame draw:style-name="gr15" draw:text-style-name="P5" draw:layer="layout" svg:width="2.54cm" svg:height="1.085cm" svg:x="1.061cm" svg:y="5.73cm">
          <draw:text-box>
            <text:p text:style-name="P4"><text:span text:style-name="T1">Base</text:span></text:p>
          </draw:text-box>
        </draw:frame>
        <draw:frame draw:style-name="gr15" draw:text-style-name="P5" draw:layer="layout" svg:width="2.54cm" svg:height="1.085cm" svg:x="6.035cm" svg:y="5.704cm">
          <draw:text-box>
            <text:p text:style-name="P4"><text:span text:style-name="T1">Rover</text:span></text:p>
          </draw:text-box>
        </draw:frame>
        <draw:frame draw:style-name="gr16" draw:text-style-name="P5" draw:layer="layout" svg:width="4.154cm" svg:height="1.217cm" svg:x="9.765cm" svg:y="1.444cm">
          <draw:text-box>
            <text:p text:style-name="P4"><text:span text:style-name="T1">Antena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4T14:44:53.154000000</meta:creation-date>
    <dc:date>2022-11-14T15:14:11.803000000</dc:date>
    <meta:editing-duration>PT8M58S</meta:editing-duration>
    <meta:editing-cycles>1</meta:editing-cycles>
    <meta:document-statistic meta:object-count="29"/>
    <meta:generator>LibreOffice/7.2.0.4$Windows_X86_64 LibreOffice_project/9a9c6381e3f7a62afc1329bd359cc48accb6435b</meta:generator>
  </office:meta>
</office:document-meta>
</file>